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c5ee3" officeooo:paragraph-rsid="001c5ee3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paragraph-rsid="002853db"/>
    </style:style>
    <style:style style:name="P6" style:family="paragraph" style:parent-style-name="Heading_20_3">
      <style:text-properties officeooo:paragraph-rsid="002853db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Standard">
      <style:text-properties officeooo:rsid="00150ba9" officeooo:paragraph-rsid="00150ba9"/>
    </style:style>
    <style:style style:name="T1" style:family="text">
      <style:text-properties officeooo:rsid="00160ff4"/>
    </style:style>
    <style:style style:name="T2" style:family="text">
      <style:text-properties officeooo:rsid="001ae93a"/>
    </style:style>
    <style:style style:name="T3" style:family="text">
      <style:text-properties officeooo:rsid="001b4991"/>
    </style:style>
    <style:style style:name="T4" style:family="text">
      <style:text-properties fo:font-weight="bold" officeooo:rsid="001b4991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9ab4" style:font-weight-asian="bold" style:font-weight-complex="bold"/>
    </style:style>
    <style:style style:name="T7" style:family="text">
      <style:text-properties officeooo:rsid="0023739a"/>
    </style:style>
    <style:style style:name="T8" style:family="text">
      <style:text-properties fo:font-weight="bold" officeooo:rsid="0025addd" style:font-weight-asian="bold" style:font-weight-complex="bold"/>
    </style:style>
    <style:style style:name="T9" style:family="text">
      <style:text-properties officeooo:rsid="0026a451"/>
    </style:style>
    <style:style style:name="T10" style:family="text">
      <style:text-properties officeooo:rsid="0034dd7b"/>
    </style:style>
    <style:style style:name="T11" style:family="text">
      <style:text-properties officeooo:rsid="0036c9a7"/>
    </style:style>
    <style:style style:name="T12" style:family="text">
      <style:text-properties fo:font-weight="bold" officeooo:rsid="0034dd7b" style:font-weight-asian="bold" style:font-weight-complex="bold"/>
    </style:style>
    <style:style style:name="T13" style:family="text">
      <style:text-properties officeooo:rsid="0044443c"/>
    </style:style>
    <style:style style:name="T14" style:family="text">
      <style:text-properties fo:font-weight="bold" officeooo:rsid="0044443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inkDB Design Document</text:h>
      <text:h text:style-name="Heading_20_2" text:outline-level="2">1. Introduction</text:h>
      <text:p text:style-name="Text_20_body">BlinkDB is an in-memory, key-value store optimized for <text:span text:style-name="T1">balanced</text:span> read and write workloads. The design prioritizes efficient memory utilization, fast lookups.</text:p>
      <text:h text:style-name="Heading_20_2" text:outline-level="2">2. Workload Optimization Strategy</text:h>
      <text:p text:style-name="Text_20_body">We optimize BlinkDB for <text:span text:style-name="Strong_20_Emphasis"><text:span text:style-name="T2">balanced workloads</text:span></text:span>, balancing between read and write performance. The system is designed to handle:</text:p>
      <text:list text:style-name="L1">
        <text:list-item>
          <text:p text:style-name="P1">High throughput of “<text:span text:style-name="Strong_20_Emphasis">SET”, “GET”</text:span> <text:span text:style-name="T3">and “</text:span><text:span text:style-name="T4">DEL”</text:span><text:span text:style-name="T3"> </text:span>operations.</text:p>
        </text:list-item>
        <text:list-item>
          <text:p text:style-name="P2">Optionally user can also print the contents of the DB using <text:span text:style-name="T5">“print”</text:span> command</text:p>
        </text:list-item>
        <text:list-item>
          <text:p text:style-name="P1">Low-latency data retrieval with efficient indexing.</text:p>
        </text:list-item>
        <text:list-item>
          <text:p text:style-name="P1">Memory constraints through intelligent eviction strategies.</text:p>
        </text:list-item>
      </text:list>
      <text:h text:style-name="Heading_20_2" text:outline-level="2">3. Data Structures</text:h>
      <text:p text:style-name="Text_20_body">To achieve the required performance and scalability, BlinkDB employs the following data structures:</text:p>
      <text:h text:style-name="Heading_20_3" text:outline-level="3">3.1 Hash Table (Primary In-Memory Storage)</text:h>
      <text:list text:style-name="L2">
        <text:list-item>
          <text:p text:style-name="P3"><text:span text:style-name="Strong_20_Emphasis">Structure:</text:span> <text:span text:style-name="T5">Open addressing</text:span> with <text:span text:style-name="T6">linear probing</text:span>.</text:p>
        </text:list-item>
        <text:list-item>
          <text:p text:style-name="P3"><text:span text:style-name="Strong_20_Emphasis">Optimization:</text:span> <text:span text:style-name="T5">Pre-allocated</text:span> memory with <text:span text:style-name="T5">dynamic resizing</text:span> based on memory constraints. <text:span text:style-name="T7">If the size of in memory data structure grows beyond a pre-configured limit, it flushed the structure to disk.</text:span></text:p>
        </text:list-item>
        <text:list-item>
          <text:p text:style-name="P3"><text:span text:style-name="Strong_20_Emphasis">Trade-offs:</text:span> Susceptible to <text:span text:style-name="T5">clustering</text:span> under <text:span text:style-name="T5">high </text:span><text:span text:style-name="T8">SET </text:span><text:span text:style-name="T5">load</text:span>; resizing is computationally expensive but necessary for <text:span text:style-name="T9">query </text:span>efficiency.</text:p>
        </text:list-item>
      </text:list>
      <text:h text:style-name="Heading_20_3" text:outline-level="3">3.2 Skiplist Indexing for Logs</text:h>
      <text:list text:style-name="L3">
        <text:list-item>
          <text:p text:style-name="P4"><text:span text:style-name="Strong_20_Emphasis">Purpose</text:span>: Efficient indexing for log-structured storage.</text:p>
        </text:list-item>
        <text:list-item>
          <text:p text:style-name="P4"><text:span text:style-name="Strong_20_Emphasis">Structure</text:span>: A skiplist-based index to allow <text:span text:style-name="T5">fast inserts, deletions, and lookups</text:span> with <text:span text:style-name="T5">O(log n)</text:span> complexity.</text:p>
        </text:list-item>
        <text:list-item>
          <text:p text:style-name="P5"><text:span text:style-name="Strong_20_Emphasis">Trade-offs</text:span>: Skiplists provide probabilistic balancing, making them more memory-efficient than AVL trees, but they <text:span text:style-name="T5">may have</text:span> slightly <text:span text:style-name="T5">higher variance</text:span> in lookup times.</text:p>
        </text:list-item>
      </text:list>
      <text:h text:style-name="P6" text:outline-level="3"><text:soft-page-break/>3.3 Bloom Filter for Flushed Key Detection</text:h>
      <text:list text:style-name="L4">
        <text:list-item>
          <text:p text:style-name="P7"><text:span text:style-name="Strong_20_Emphasis">Purpose</text:span>: <text:span text:style-name="T5">Quickly determine</text:span> if a key has been flushed to logs to avoid unnecessary disk accesses.</text:p>
        </text:list-item>
        <text:list-item>
          <text:p text:style-name="P7"><text:span text:style-name="Strong_20_Emphasis">Structure</text:span>: A probabilistic data structure that efficiently checks key existence with <text:span text:style-name="T5">minimal space overhead</text:span>.</text:p>
        </text:list-item>
        <text:list-item>
          <text:p text:style-name="P7"><text:span text:style-name="Strong_20_Emphasis">Trade-offs</text:span>: Bloom filters have a small false positive rate, meaning they <text:span text:style-name="T5">may occasionally indicate a key is present when it is not</text:span>, but they never produce false negatives.</text:p>
        </text:list-item>
      </text:list>
      <text:h text:style-name="Heading_20_2" text:outline-level="2">4. Data Eviction Policy</text:h>
      <text:p text:style-name="Text_20_body">BlinkDB implements a <text:span text:style-name="Strong_20_Emphasis">hybrid eviction-first approach</text:span> before resizing to manage memory efficiently:</text:p>
      <text:h text:style-name="Heading_20_3" text:outline-level="3">4.1 Eviction Strategy</text:h>
      <text:list text:style-name="L5">
        <text:list-item>
          <text:p text:style-name="P8"><text:span text:style-name="Strong_20_Emphasis">Threshold-Based Eviction:</text:span> When memory usage reaches <text:span text:style-name="Strong_20_Emphasis">1GB</text:span>, 50% of keys are evicted to disk before resizing.</text:p>
        </text:list-item>
        <text:list-item>
          <text:p text:style-name="P8"><text:span text:style-name="Strong_20_Emphasis">Trade-offs:</text:span> Eviction is performed in <text:span text:style-name="T10">order of storage in has</text:span><text:span text:style-name="T11">h</text:span><text:span text:style-name="T10">table. This means that more frequently accessed keys may be evicted. But this is </text:span><text:span text:style-name="T12">preferred to provide speed</text:span><text:span text:style-name="T10">.</text:span></text:p>
        </text:list-item>
      </text:list>
      <text:h text:style-name="Heading_20_3" text:outline-level="3">4.2 Retrieval Strategy</text:h>
      <text:list text:style-name="L6">
        <text:list-item>
          <text:p text:style-name="P9"><text:span text:style-name="Strong_20_Emphasis">In-Memory Lookup:</text:span> Primary hash table lookup first.</text:p>
        </text:list-item>
        <text:list-item>
          <text:p text:style-name="P9"><text:span text:style-name="Strong_20_Emphasis">On-Disk Retrieval:</text:span> If data is evicted, fetch from the disk-backed store.</text:p>
        </text:list-item>
        <text:list-item>
          <text:p text:style-name="P9"><text:span text:style-name="Strong_20_Emphasis">Trade-offs:</text:span> Introduces disk access latency but ensures memory efficiency.</text:p>
        </text:list-item>
      </text:list>
      <text:h text:style-name="Heading_20_2" text:outline-level="2">5. Optimizations</text:h>
      <text:h text:style-name="Heading_20_3" text:outline-level="3">5.1 Memory Pooling</text:h>
      <text:list text:style-name="L7">
        <text:list-item>
          <text:p text:style-name="P10"><text:span text:style-name="Strong_20_Emphasis">Purpose:</text:span> Reduces fragmentation and allocation overhead.</text:p>
        </text:list-item>
        <text:list-item>
          <text:p text:style-name="P10"><text:span text:style-name="Strong_20_Emphasis">Implementation:</text:span> Fixed-size blocks managed through a <text:span text:style-name="T5">freelist</text:span>.</text:p>
        </text:list-item>
        <text:list-item>
          <text:p text:style-name="P10"><text:span text:style-name="Strong_20_Emphasis">Trade-offs:</text:span> Prefers space efficiency over immediate allocation flexibility.</text:p>
        </text:list-item>
      </text:list>
      <text:h text:style-name="Heading_20_3" text:outline-level="3">5.2 Single-Threaded Data Structures</text:h>
      <text:list text:style-name="L8">
        <text:list-item>
          <text:p text:style-name="P11"><text:span text:style-name="Strong_20_Emphasis">Purpose</text:span>: Optimize for simplicity and performance in a single-threaded environment.</text:p>
        </text:list-item>
        <text:list-item>
          <text:p text:style-name="P11"><text:span text:style-name="Strong_20_Emphasis">Implementation</text:span>: Uses primitive data types and efficient algorithms instead of atomic data structures.</text:p>
        </text:list-item>
        <text:list-item>
          <text:p text:style-name="P11"><text:span text:style-name="Strong_20_Emphasis">Trade-offs</text:span>: Simplifies implementation and avoids overhead from atomic operations, but may require additional synchronization mechanisms if multithreading is introduced in the future.</text:p>
        </text:list-item>
      </text:list>
      <text:h text:style-name="Heading_20_3" text:outline-level="3"><text:soft-page-break/>5.3 I/O Multiplexing for Networking</text:h>
      <text:list text:style-name="L9">
        <text:list-item>
          <text:p text:style-name="P12"><text:span text:style-name="Strong_20_Emphasis">Purpose:</text:span> Handle multiple client connections efficiently.</text:p>
        </text:list-item>
        <text:list-item>
          <text:p text:style-name="P12"><text:span text:style-name="Strong_20_Emphasis">Implementation:</text:span> Uses <text:span text:style-name="Source_20_Text"><text:span text:style-name="T5">epoll()</text:span></text:span> on Linux.</text:p>
        </text:list-item>
        <text:list-item>
          <text:p text:style-name="P12"><text:span text:style-name="Strong_20_Emphasis">Trade-offs:</text:span> Event-driven model is efficient but requires careful resource management.</text:p>
        </text:list-item>
      </text:list>
      <text:h text:style-name="Heading_20_2" text:outline-level="2">6. Conclusion</text:h>
      <text:p text:style-name="Text_20_body">BlinkDB is designed with a focus on <text:span text:style-name="T13">providing a</text:span><text:span text:style-name="T14"> balanced experience</text:span><text:span text:style-name="T5"> </text:span>through efficient in-memory data structures, eviction-first policies, and concurrency-aware mechanisms. Future extensions may explore persistence models, replication, or alternative indexing techniques based on benchmarking results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1:17:30.160989371</meta:creation-date>
    <dc:date>2025-03-23T11:34:54.120491008</dc:date>
    <meta:editing-duration>PT17M8S</meta:editing-duration>
    <meta:editing-cycles>32</meta:editing-cycles>
    <meta:generator>LibreOffice/24.8.5.2$Linux_X86_64 LibreOffice_project/480$Build-2</meta:generator>
    <meta:document-statistic meta:table-count="0" meta:image-count="0" meta:object-count="0" meta:page-count="3" meta:paragraph-count="47" meta:word-count="526" meta:character-count="3704" meta:non-whitespace-character-count="3252"/>
  </office:meta>
</office:document-meta>
</file>